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625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3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625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3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officeooo:rsid="00187ac3" officeooo:paragraph-rsid="00187ac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officeooo:paragraph-rsid="00187ac3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officeooo:paragraph-rsid="00187ac3"/>
    </style:style>
    <style:style style:name="T1" style:family="text">
      <style:text-properties officeooo:rsid="00089311"/>
    </style:style>
    <style:style style:name="T2" style:family="text">
      <style:text-properties officeooo:rsid="00187ac3"/>
    </style:style>
    <style:style style:name="T3" style:family="text">
      <style:text-properties style:text-position="sub 58%" officeooo:rsid="00187ac3"/>
    </style:style>
    <style:style style:name="T4" style:family="text">
      <style:text-properties fo:font-variant="normal" fo:text-transform="none" fo:color="#005500" style:font-name="serif" fo:font-style="normal" fo:font-weight="bold" loext:padding="0in" loext:border="none"/>
    </style:style>
    <style:style style:name="T5" style:family="text">
      <style:text-properties fo:font-variant="normal" fo:text-transform="none" fo:color="#005500" style:font-name="serif" fo:font-style="normal" fo:font-weight="bold" officeooo:rsid="00187ac3" loext:padding="0in" loext:border="non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87ac3" style:font-size-asian="14pt" style:font-size-complex="14pt"/>
    </style:style>
    <style:style style:name="T8" style:family="text">
      <style:text-properties style:font-name="Times New Roman" fo:font-size="14pt" officeooo:rsid="00187ac3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87ac3" style:font-size-asian="14pt" style:font-size-complex="14pt"/>
    </style:style>
    <style:style style:name="T11" style:family="text">
      <style:text-properties officeooo:rsid="00199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2">2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1">Тема: «Масиви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4"/>Мазан Я. В.</text:p>
      <text:p text:style-name="P2"><text:tab/><text:tab/><text:tab/><text:tab/><text:tab/><text:tab/><text:tab/><text:tab/> <text:s text:c="4"/><text:span text:style-name="T11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С<text:span text:style-name="T3">5</text:span></text:p>
          </table:table-cell>
          <table:table-cell table:style-name="Table1.B1" office:value-type="string">
            <text:p text:style-name="P9">Дія з матрицями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10"><text:span text:style-name="T8">C = A </text:span><text:span text:style-name="T9">× </text:span><text:span text:style-name="T8">B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С<text:span text:style-name="T3">7</text:span></text:p>
          </table:table-cell>
          <table:table-cell table:style-name="Table3.B1" office:value-type="string">
            <text:p text:style-name="P9">Тип елементів матриці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B2" office:value-type="string">
            <text:p text:style-name="P9">long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С<text:span text:style-name="T3">11</text:span></text:p>
          </table:table-cell>
          <table:table-cell table:style-name="Table2.B1" office:value-type="string">
            <text:p text:style-name="P9">Дія з матрицею С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B2" office:value-type="string">
            <text:p text:style-name="P8">Обчислити суму найбільших елементів кожного рядка матриці</text:p>
          </table:table-cell>
        </table:table-row>
      </table:table>
      <text:p text:style-name="P4"/>
      <text:p text:style-name="P5">2. Код програми</text:p>
      <text:p text:style-name="P6">public class Main {</text:p>
      <text:p text:style-name="P6"/>
      <text:p text:style-name="P6"><text:s text:c="4"/>public static void main(String[] args) {</text:p>
      <text:p text:style-name="P6"/>
      <text:p text:style-name="P6"><text:s text:c="8"/>int i, j, k;</text:p>
      <text:p text:style-name="P6"><text:s text:c="8"/>//Ввід матриць</text:p>
      <text:p text:style-name="P6"><text:s text:c="8"/>long[][] array_A = {{2, 3, 5, 4,3},</text:p>
      <text:p text:style-name="P6"><text:s text:c="28"/>{8, 18, 91, -6,3},</text:p>
      <text:p text:style-name="P6"><text:s text:c="28"/>{4, 5, -8, 13,3},</text:p>
      <text:p text:style-name="P6"><text:s text:c="28"/>{9, 4, 3, -10,3}};</text:p>
      <text:p text:style-name="P6"/>
      <text:p text:style-name="P6"/>
      <text:p text:style-name="P6"><text:s text:c="8"/>long[][] array_B = {{5, -3, 15, 0},</text:p>
      <text:p text:style-name="P6"><text:s text:c="28"/>{2, 9, 1, 6},</text:p>
      <text:p text:style-name="P6"><text:s text:c="28"/>{9, -5, -7, 3},</text:p>
      <text:p text:style-name="P6"><text:s text:c="28"/>{-1, 42, 36, -1},</text:p>
      <text:p text:style-name="P6"><text:s text:c="28"/>{-1, 42, 36, -91}};</text:p>
      <text:p text:style-name="P6"/>
      <text:p text:style-name="P6"/>
      <text:p text:style-name="P6"><text:s text:c="8"/>//Перевірка матриць</text:p>
      <text:p text:style-name="P6"><text:s text:c="8"/>int l = array_A[0].length;</text:p>
      <text:p text:style-name="P6"><text:soft-page-break/><text:s text:c="8"/>for (i = 0; i &lt; array_A.length; i++) {</text:p>
      <text:p text:style-name="P6"><text:s text:c="12"/>if (l != array_A[i].length) {</text:p>
      <text:p text:style-name="P6"><text:s text:c="16"/>System.out.println("В матриці A в рядках різна кількість елементів!");</text:p>
      <text:p text:style-name="P6"><text:s text:c="16"/>return;</text:p>
      <text:p text:style-name="P6"><text:s text:c="12"/>}</text:p>
      <text:p text:style-name="P6"><text:s text:c="8"/>}</text:p>
      <text:p text:style-name="P6"><text:s text:c="8"/>l = array_B[0].length;</text:p>
      <text:p text:style-name="P6"><text:s text:c="8"/>for (i = 0; i &lt; array_B.length; i++) {</text:p>
      <text:p text:style-name="P6"><text:s text:c="12"/>if (l != array_B[i].length) {</text:p>
      <text:p text:style-name="P6"><text:s text:c="16"/>System.out.println("В матриці B в рядках різна кількість елементів!");</text:p>
      <text:p text:style-name="P6"><text:s text:c="16"/>return;</text:p>
      <text:p text:style-name="P6"><text:s text:c="12"/>}</text:p>
      <text:p text:style-name="P6"><text:s text:c="8"/>}</text:p>
      <text:p text:style-name="P6"><text:s text:c="8"/>if (array_A[0].length != array_B.length) {</text:p>
      <text:p text:style-name="P6"><text:s text:c="12"/>System.out.println("В матриці A кількість стовпців не дорівнює кількості рядків у матриці B. Добуток неможливо обчислити");</text:p>
      <text:p text:style-name="P6"><text:s text:c="12"/>return;</text:p>
      <text:p text:style-name="P6"><text:s text:c="8"/>}</text:p>
      <text:p text:style-name="P6"><text:s text:c="8"/>//Перемножування матриць</text:p>
      <text:p text:style-name="P6"><text:s text:c="8"/>int n = array_A.length;//кть рядків A</text:p>
      <text:p text:style-name="P6"><text:s text:c="8"/>int m = array_A[0].length;//кть стовпців А</text:p>
      <text:p text:style-name="P6"><text:s text:c="8"/>int q = array_B[0].length;//кть стовпців B</text:p>
      <text:p text:style-name="P6"><text:s text:c="8"/>long [][]array_C = new long[n][q];</text:p>
      <text:p text:style-name="P6"><text:s text:c="12"/>for (i = 0; i &lt; n; i++) {</text:p>
      <text:p text:style-name="P6"><text:s text:c="16"/>for (j = 0; j &lt; q; j++) {</text:p>
      <text:p text:style-name="P6"><text:s text:c="20"/>long s = 0;</text:p>
      <text:p text:style-name="P6"><text:s text:c="20"/>for (k = 0; k &lt; m; k++) {</text:p>
      <text:p text:style-name="P6"><text:s text:c="24"/>s += array_A[i][k] * array_B[k][j];</text:p>
      <text:p text:style-name="P6"><text:s text:c="20"/>}</text:p>
      <text:p text:style-name="P6"><text:s text:c="20"/>array_C[i][j] = s;</text:p>
      <text:p text:style-name="P6"><text:s text:c="16"/>}</text:p>
      <text:p text:style-name="P6"><text:s text:c="12"/>}</text:p>
      <text:p text:style-name="P6"><text:s text:c="8"/>//Вивід С</text:p>
      <text:p text:style-name="P6"><text:s text:c="8"/>System.out.println("Матриця С:");</text:p>
      <text:p text:style-name="P6"><text:s text:c="8"/>for(i=0;i&lt;n;i++) {</text:p>
      <text:p text:style-name="P6"><text:soft-page-break/><text:s text:c="12"/>for (j = 0; j &lt; q; j++) {</text:p>
      <text:p text:style-name="P6"><text:s text:c="16"/>System.out.print(String.format("%-10s", Long.toString(array_C[i][j])));</text:p>
      <text:p text:style-name="P6"><text:s text:c="12"/>}</text:p>
      <text:p text:style-name="P6"><text:s text:c="12"/>System.out.println();</text:p>
      <text:p text:style-name="P6"><text:s text:c="8"/>}</text:p>
      <text:p text:style-name="P6"/>
      <text:p text:style-name="P6"><text:s text:c="8"/>//Дія над C</text:p>
      <text:p text:style-name="P6"><text:s text:c="8"/>long [] maximal_in_string = new long [array_C.length];</text:p>
      <text:p text:style-name="P6"><text:s text:c="8"/>int Sum = 0;</text:p>
      <text:p text:style-name="P6"><text:s text:c="12"/>for (i = 0; i &lt; n; i++) {</text:p>
      <text:p text:style-name="P6"><text:s text:c="16"/>for (j = 0; j &lt; q; j++) {</text:p>
      <text:p text:style-name="P6"><text:s text:c="20"/>if (array_C[i][j] &gt;= maximal_in_string[i]) {</text:p>
      <text:p text:style-name="P6"><text:s text:c="24"/>maximal_in_string[i] = array_C[i][j];</text:p>
      <text:p text:style-name="P6"><text:s text:c="20"/>}</text:p>
      <text:p text:style-name="P6"><text:s text:c="16"/>}</text:p>
      <text:p text:style-name="P6"><text:s text:c="12"/>}</text:p>
      <text:p text:style-name="P6"/>
      <text:p text:style-name="P6"><text:s text:c="12"/>for (i = 0; i &lt; array_C.length; i++) {</text:p>
      <text:p text:style-name="P6"><text:s text:c="16"/>Sum += maximal_in_string[i];</text:p>
      <text:p text:style-name="P6"><text:s text:c="12"/>}</text:p>
      <text:p text:style-name="P6"><text:s text:c="12"/>System.out.println("Сума найбільших елементів кожного рядка матриці: " + Sum);</text:p>
      <text:p text:style-name="P6"><text:s text:c="4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2-25T21:10:51.016340949</dc:date>
    <meta:editing-duration>PT10M40S</meta:editing-duration>
    <meta:editing-cycles>2</meta:editing-cycles>
    <meta:generator>LibreOffice/5.4.5.1$Linux_X86_64 LibreOffice_project/40m0$Build-1</meta:generator>
    <meta:document-statistic meta:table-count="3" meta:image-count="0" meta:object-count="0" meta:page-count="4" meta:paragraph-count="101" meta:word-count="385" meta:character-count="3336" meta:non-whitespace-character-count="1989"/>
  </office:meta>
</office:document-meta>
</file>